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fo:background-color="#f8f8f8" loext:padding="0in" loext:border="none"/>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fo:background-color="#f8f8f8"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5"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6" style:family="paragraph" style:parent-style-name="Preformatted_20_Text">
      <loext:graphic-properties draw:fill="solid" draw:fill-color="#ffffff" draw:opacity="100%"/>
      <style:paragraph-properties fo:background-color="#ffffff" fo:padding="0in" fo:border="none"/>
      <style:text-properties fo:color="#408080" style:font-name="monospace" fo:font-size="10.5pt" fo:font-style="italic" fo:background-color="#f8f8f8" loext:padding="0in" loext:border="none"/>
    </style:style>
    <style:style style:name="P17"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fo:background-color="#f8f8f8" loext:padding="0in" loext:border="none"/>
    </style:style>
    <style:style style:name="P18" style:family="paragraph" style:parent-style-name="Preformatted_20_Text">
      <loext:graphic-properties draw:fill="solid" draw:fill-color="#ffffff" draw:opacity="100%"/>
      <style:paragraph-properties fo:background-color="#ffffff" fo:padding="0in" fo:border="none"/>
      <style:text-properties fo:color="#000000" fo:background-color="#f8f8f8" loext:padding="0in" loext:border="none"/>
    </style:style>
    <style:style style:name="P19" style:family="paragraph" style:parent-style-name="Text_20_body">
      <style:paragraph-properties fo:text-align="center" style:justify-single-word="false"/>
      <style:text-properties fo:color="#ffffff" fo:background-color="#337ab7" loext:padding="0in" loext:border="none"/>
    </style:style>
    <style:style style:name="P20" style:family="paragraph" style:parent-style-name="Text_20_body">
      <style:paragraph-properties fo:text-align="center" style:justify-single-word="false"/>
      <style:text-properties fo:color="#000000" fo:background-color="#dff0d8" loext:padding="0in" loext:border="none"/>
    </style:style>
    <style:style style:name="P21" style:family="paragraph" style:parent-style-name="Text_20_body">
      <style:paragraph-properties fo:text-align="center" style:justify-single-word="false"/>
      <style:text-properties fo:color="#000000" fo:background-color="#f2dede" loext:padding="0in" loext:border="none"/>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4"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5" style:family="paragraph" style:parent-style-name="Text_20_body">
      <style:paragraph-properties fo:margin-top="0in" fo:margin-bottom="0in" loext:contextual-spacing="false" fo:text-align="center" style:justify-single-word="false"/>
      <style:text-properties fo:color="#ffffff" fo:background-color="#337ab7" loext:padding="0in" loext:border="none"/>
    </style:style>
    <style:style style:name="P26"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0" style:family="paragraph" style:parent-style-name="Text_20_body">
      <style:paragraph-properties fo:margin-left="0in" fo:margin-right="0in" fo:margin-top="0.1043in" fo:margin-bottom="0.0972in" loext:contextual-spacing="false" fo:line-height="100%" fo:text-align="center" style:justify-single-word="false" fo:text-indent="0in" style:auto-text-indent="false"/>
      <style:text-properties fo:color="#ffffff" fo:background-color="#777777" loext:padding="0in" loext:border="none"/>
    </style:style>
    <style:style style:name="P31" style:family="paragraph" style:parent-style-name="Text_20_body" style:list-style-name="L1">
      <style:paragraph-properties fo:margin-top="0in" fo:margin-bottom="0.0937in" loext:contextual-spacing="false"/>
    </style:style>
    <style:style style:name="P32" style:family="paragraph" style:parent-style-name="Text_20_body" style:list-style-name="L1">
      <style:paragraph-properties fo:margin-top="0in" fo:margin-bottom="0.0937in" loext:contextual-spacing="false"/>
      <style:text-properties fo:color="#000000" loext:padding="0in" loext:border="none"/>
    </style:style>
    <style:style style:name="P33" style:family="paragraph" style:parent-style-name="Text_20_body" style:list-style-name="L3">
      <style:paragraph-properties fo:margin-top="0in" fo:margin-bottom="0.0937in" loext:contextual-spacing="false"/>
      <style:text-properties fo:color="#000000" loext:padding="0in" loext:border="none"/>
    </style:style>
    <style:style style:name="P34" style:family="paragraph" style:parent-style-name="Text_20_body" style:list-style-name="L2">
      <style:paragraph-properties fo:margin-top="0in" fo:margin-bottom="0.0937in" loext:contextual-spacing="false"/>
    </style:style>
    <style:style style:name="T1" style:family="text">
      <style:text-properties fo:color="#337ab7"/>
    </style:style>
    <style:style style:name="T2" style:family="text">
      <style:text-properties fo:color="#337ab7" style:text-underline-style="solid" style:text-underline-width="auto" style:text-underline-color="font-color" fo:background-color="transparent" loext:char-shading-value="0" loext:padding="0in" loext:border="none"/>
    </style:style>
    <style:style style:name="T3"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4" style:family="text">
      <style:text-properties style:font-name="Oxygen" fo:font-size="9pt"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weight="bold"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fo:font-weight="bold" loext:padding="0in" loext:border="none"/>
    </style:style>
    <style:style style:name="T9" style:family="text">
      <style:text-properties fo:color="#000000" loext:padding="0in" loext:border="none"/>
    </style:style>
    <style:style style:name="T10" style:family="text">
      <style:text-properties fo:color="#666666"/>
    </style:style>
    <style:style style:name="T11" style:family="text">
      <style:text-properties fo:color="#666666" style:font-name="monospace"/>
    </style:style>
    <style:style style:name="T12" style:family="text">
      <style:text-properties fo:color="#666666" style:font-name="monospace" fo:font-size="10.5pt"/>
    </style:style>
    <style:style style:name="T13" style:family="text">
      <style:text-properties style:font-name="monospace"/>
    </style:style>
    <style:style style:name="T14" style:family="text">
      <style:text-properties style:font-name="monospace" fo:font-size="10.5pt"/>
    </style:style>
    <style:style style:name="T15" style:family="text">
      <style:text-properties fo:color="#008000"/>
    </style:style>
    <style:style style:name="T16" style:family="text">
      <style:text-properties fo:color="#008000" style:font-name="monospace"/>
    </style:style>
    <style:style style:name="T17" style:family="text">
      <style:text-properties fo:color="#008000" style:font-name="monospace" fo:font-weight="bold"/>
    </style:style>
    <style:style style:name="T18" style:family="text">
      <style:text-properties fo:color="#008000" style:font-name="monospace" fo:font-size="10.5pt" fo:font-weight="bold"/>
    </style:style>
    <style:style style:name="T19" style:family="text">
      <style:text-properties fo:color="#008000" fo:font-weight="bold"/>
    </style:style>
    <style:style style:name="T20" style:family="text">
      <style:text-properties fo:color="#0000ff" style:font-name="monospace" fo:font-weight="bold"/>
    </style:style>
    <style:style style:name="T21" style:family="text">
      <style:text-properties fo:color="#0000ff" fo:font-weight="bold"/>
    </style:style>
    <style:style style:name="T22" style:family="text">
      <style:text-properties fo:color="#ba2121"/>
    </style:style>
    <style:style style:name="T23" style:family="text">
      <style:text-properties fo:color="#ba2121" style:font-name="monospace"/>
    </style:style>
    <style:style style:name="T24" style:family="text">
      <style:text-properties fo:color="#bb6622" style:font-name="monospace" fo:font-weight="bold"/>
    </style:style>
    <style:style style:name="T25" style:family="text">
      <style:text-properties fo:color="#ff0000" style:font-name="monospace" loext:padding="0.0193in" loext:border="0.06pt solid #ff0000"/>
    </style:style>
    <style:style style:name="T26" style:family="text">
      <style:text-properties fo:color="#ff0000" loext:padding="0.0193in" loext:border="0.06pt solid #ff0000"/>
    </style:style>
    <style:style style:name="T27" style:family="text">
      <style:text-properties fo:color="#bb6688" fo:font-weight="bold"/>
    </style:style>
    <style:style style:name="T28" style:family="text">
      <style:text-properties fo:color="#aa22ff"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Gazebo Simulator</text:h>
      <text:p text:style-name="P5"/>
      <text:h text:style-name="P2" text:outline-level="2"><text:span text:style-name="T1">Unit 5:</text:span>   Write Gazebo Plugins</text:h>
      <text:p text:style-name="P19">- Summary -</text:p>
      <text:p text:style-name="P27"><text:span text:style-name="T5">Estimated time to completion: </text:span><text:span text:style-name="Strong_20_Emphasis"><text:span text:style-name="T6">6 hours</text:span></text:span></text:p>
      <text:p text:style-name="P28">Gazebo plugins add world behaviors, create animations for models, and create new robot sensors inside a simulation.</text:p>
      <text:p text:style-name="P19">- End of Summary -</text:p>
      <text:h text:style-name="P4" text:outline-level="3"><text:span text:style-name="T1">5.1</text:span>   Preparing the Environment!</text:h>
      <text:p text:style-name="P19">- Creating plugins package -</text:p>
      <text:p text:style-name="P27"><text:span text:style-name="T5">Gazebo plugins are created with C++. Therefore, it can be developed in an independent workspace. However, in this course, you will use a ROS workspace. So, create a new package called </text:span><text:span text:style-name="Strong_20_Emphasis"><text:span text:style-name="T6">writing_plugins</text:span></text:span><text:span text:style-name="T5">.</text:span></text:p>
      <text:p text:style-name="P30">   <text:span text:style-name="T4">Execute</text:span></text:p>
      <text:p text:style-name="P26">In [ ]:</text:p>
      <text:p text:style-name="P6">cd <text:span text:style-name="T10">~/</text:span>catkin_ws<text:span text:style-name="T10">/</text:span>src</text:p>
      <text:p text:style-name="P26">In [ ]:</text:p>
      <text:p text:style-name="P6">catkin_create_pkg writing_plugins gazebo gazebo_ros gazebo_plugins roscpp</text:p>
      <text:p text:style-name="P27"><text:span text:style-name="T5">Create a new file </text:span><text:span text:style-name="Strong_20_Emphasis"><text:span text:style-name="T6">~/catkin_ws/src/writing_plugins/src/my_gazebo_plugin.cc</text:span></text:span></text:p>
      <text:p text:style-name="P30">   <text:span text:style-name="T4">my_gazebo_plugin.cc</text:span></text:p>
      <text:p text:style-name="P26">In [ ]:</text:p>
      <text:p text:style-name="P7">#include &lt;gazebo/gazebo.hh&gt;</text:p>
      <text:p text:style-name="P11">#include &lt;gazebo/physics/physics.hh&gt;</text:p>
      <text:p text:style-name="P12">namespace gazebo {</text:p>
      <text:p text:style-name="P13"><text:s text:c="4"/><text:span text:style-name="T17">class</text:span><text:span text:style-name="T13"> </text:span><text:span text:style-name="T20">MyGazeboPlugin</text:span><text:span text:style-name="T13"> : public WorldPlugin {</text:span></text:p>
      <text:p text:style-name="P13"><text:s text:c="8"/><text:span text:style-name="T13">public:</text:span></text:p>
      <text:p text:style-name="P13"><text:s text:c="8"/><text:span text:style-name="T13">MyGazeboPlugin() : WorldPlugin() {</text:span></text:p>
      <text:p text:style-name="P13"><text:s text:c="12"/><text:span text:style-name="T13">printf(</text:span><text:span text:style-name="T23">"Plugin constructor method!</text:span><text:span text:style-name="T24">\n</text:span><text:span text:style-name="T23">"</text:span><text:span text:style-name="T13">);</text:span></text:p>
      <text:p text:style-name="P13"><text:s text:c="8"/><text:span text:style-name="T13">}</text:span></text:p>
      <text:p text:style-name="P14"/>
      <text:p text:style-name="P13"><text:s text:c="8"/><text:span text:style-name="T13">public:</text:span></text:p>
      <text:p text:style-name="P13"><text:s text:c="8"/><text:span text:style-name="T13">void Load(physics::WorldPtr _world, sdf::ElementPtr _sdf) {</text:span></text:p>
      <text:p text:style-name="P13"><text:s text:c="12"/><text:span text:style-name="T13">printf(</text:span><text:span text:style-name="T23">"Everything is awesome!</text:span><text:span text:style-name="T24">\n</text:span><text:span text:style-name="T23">"</text:span><text:span text:style-name="T13">);</text:span></text:p>
      <text:p text:style-name="P13"><text:s text:c="8"/><text:span text:style-name="T13">}</text:span></text:p>
      <text:p text:style-name="P13"><text:s text:c="4"/><text:span text:style-name="T13">};</text:span></text:p>
      <text:p text:style-name="P14"/>
      <text:p text:style-name="P13"><text:s text:c="4"/><text:span text:style-name="T11">//</text:span><text:span text:style-name="T13"> Register plugin</text:span></text:p>
      <text:p text:style-name="P13"><text:s text:c="4"/><text:span text:style-name="T13">GZ_REGISTER_WORLD_PLUGIN(MyGazeboPlugin)</text:span></text:p>
      <text:p text:style-name="P12">}</text:p>
      <text:p text:style-name="P27"><text:span text:style-name="T5">The above code defines a class </text:span><text:span text:style-name="Strong_20_Emphasis"><text:span text:style-name="T6">MyGazeboPlugin</text:span></text:span><text:span text:style-name="T5"> that inherits from </text:span><text:span text:style-name="Strong_20_Emphasis"><text:span text:style-name="T6">WorldPlugin</text:span></text:span><text:span text:style-name="T5">, which is a plugin interface for Gazebo's simulation engine.</text:span></text:p>
      <text:p text:style-name="P27"><text:soft-page-break/><text:span text:style-name="T5">The constructor of </text:span><text:span text:style-name="Strong_20_Emphasis"><text:span text:style-name="T6">MyGazeboPlugin</text:span></text:span><text:span text:style-name="T5"> prints a message to the console, and the </text:span><text:span text:style-name="Strong_20_Emphasis"><text:span text:style-name="T6">Load</text:span></text:span><text:span text:style-name="T5"> method also prints a message.</text:span></text:p>
      <text:p text:style-name="P27"><text:span text:style-name="T5">The </text:span><text:span text:style-name="Strong_20_Emphasis"><text:span text:style-name="T6">GZ_REGISTER_WORLD_PLUGIN</text:span></text:span><text:span text:style-name="T5"> is a macro call used to register the plugin with Gazebo.</text:span></text:p>
      <text:p text:style-name="P28">Note: If you are unfamiliar with some of the terms mentioned above, that's okay. These concepts are covered in the Advanced C++ course.</text:p>
      <text:p text:style-name="P27"><text:span text:style-name="T5">This library must be compiled before being used by a Gazebo world. Add the following instructions to the </text:span><text:span text:style-name="Strong_20_Emphasis"><text:span text:style-name="T6">~/catkin_ws/src/writing_plugins/CMakeLists.txt</text:span></text:span><text:span text:style-name="T5"> file:</text:span></text:p>
      <text:p text:style-name="P30">   <text:span text:style-name="T4">CMakeLists.txt</text:span></text:p>
      <text:p text:style-name="P26">In [ ]:</text:p>
      <text:p text:style-name="P6">cmake_minimum_required(VERSION <text:span text:style-name="T10">3.0.2</text:span>)</text:p>
      <text:p text:style-name="P12">project(writing_plugins)</text:p>
      <text:p text:style-name="P14"/>
      <text:p text:style-name="P12">find_package(gazebo REQUIRED)</text:p>
      <text:p text:style-name="P14"/>
      <text:p text:style-name="P12">find_package(catkin REQUIRED COMPONENTS</text:p>
      <text:p text:style-name="P13"><text:s text:c="2"/><text:span text:style-name="T13">gazebo_plugins</text:span></text:p>
      <text:p text:style-name="P13"><text:s text:c="2"/><text:span text:style-name="T13">gazebo_ros</text:span></text:p>
      <text:p text:style-name="P13"><text:s text:c="2"/><text:span text:style-name="T13">roscpp</text:span></text:p>
      <text:p text:style-name="P12">)</text:p>
      <text:p text:style-name="P14"/>
      <text:p text:style-name="P12">catkin_package()</text:p>
      <text:p text:style-name="P14"/>
      <text:p text:style-name="P12">include_directories(</text:p>
      <text:p text:style-name="P11"># include</text:p>
      <text:p text:style-name="P13"><text:s text:c="2"/><text:span text:style-name="T25">$</text:span><text:span text:style-name="T13">{catkin_INCLUDE_DIRS}</text:span></text:p>
      <text:p text:style-name="P12">)</text:p>
      <text:p text:style-name="P14"/>
      <text:p text:style-name="P12">include_directories(<text:span text:style-name="T26">$</text:span>{GAZEBO_INCLUDE_DIRS})</text:p>
      <text:p text:style-name="P12">link_directories(<text:span text:style-name="T26">$</text:span>{GAZEBO_LIBRARY_DIRS})</text:p>
      <text:p text:style-name="P12"><text:span text:style-name="T15">list</text:span>(APPEND CMAKE_CXX_FLAGS <text:span text:style-name="T22">"$</text:span><text:span text:style-name="T27">{GAZEBO_CXX_FLAGS}</text:span><text:span text:style-name="T22">"</text:span>)</text:p>
      <text:p text:style-name="P14"/>
      <text:p text:style-name="P12">add_library(my_gazebo_plugin SHARED src<text:span text:style-name="T10">/</text:span>my_gazebo_plugin<text:span text:style-name="T10">.</text:span>cc)</text:p>
      <text:p text:style-name="P12">target_link_libraries(my_gazebo_plugin <text:span text:style-name="T26">$</text:span>{GAZEBO_LIBRARIES})</text:p>
      <text:p text:style-name="P28">And compile the workspace:</text:p>
      <text:p text:style-name="P30">   <text:span text:style-name="T4">Execute</text:span></text:p>
      <text:p text:style-name="P26">In [ ]:</text:p>
      <text:p text:style-name="P6">cd <text:span text:style-name="T10">~/</text:span>catkin_ws</text:p>
      <text:p text:style-name="P26">In [ ]:</text:p>
      <text:p text:style-name="P6">catkin_make</text:p>
      <text:p text:style-name="P26">In [ ]:</text:p>
      <text:p text:style-name="P6">source devel<text:span text:style-name="T10">/</text:span>setup<text:span text:style-name="T10">.</text:span>bash</text:p>
      <text:p text:style-name="P28">And the plugin is ready to be used.</text:p>
      <text:p text:style-name="P27"><text:span text:style-name="T5">Export the Gazebo variable below. This is how you tell Gazebo about the new plugin you have created! Do this in the shell whenever you want to launch the simulation, but just once! Your new lib is placed at </text:span><text:span text:style-name="Source_20_Text"><text:span text:style-name="T7">~/catkin_ws/devel/lib</text:span></text:span><text:span text:style-name="T5">.</text:span></text:p>
      <text:p text:style-name="P30"><text:soft-page-break/>   <text:span text:style-name="T4">Execute</text:span></text:p>
      <text:p text:style-name="P26">In [ ]:</text:p>
      <text:p text:style-name="P6">export GAZEBO_PLUGIN_PATH<text:span text:style-name="T10">=</text:span><text:span text:style-name="T26">$</text:span>{GAZEBO_PLUGIN_PATH}:<text:span text:style-name="T10">~/</text:span>catkin_ws<text:span text:style-name="T10">/</text:span>devel<text:span text:style-name="T10">/</text:span>lib</text:p>
      <text:p text:style-name="P28">Create a new world and launch files:</text:p>
      <text:p text:style-name="P30">   <text:span text:style-name="T4">Execute</text:span></text:p>
      <text:p text:style-name="P26">In [ ]:</text:p>
      <text:p text:style-name="P6">mkdir <text:span text:style-name="T10">-</text:span>p <text:span text:style-name="T10">~/</text:span>catkin_ws<text:span text:style-name="T10">/</text:span>src<text:span text:style-name="T10">/</text:span>writing_plugins<text:span text:style-name="T10">/</text:span>launch</text:p>
      <text:p text:style-name="P26">In [ ]:</text:p>
      <text:p text:style-name="P6">touch <text:span text:style-name="T10">~/</text:span>catkin_ws<text:span text:style-name="T10">/</text:span>src<text:span text:style-name="T10">/</text:span>writing_plugins<text:span text:style-name="T10">/</text:span>launch<text:span text:style-name="T10">/</text:span>gazebo<text:span text:style-name="T10">.</text:span>launch</text:p>
      <text:p text:style-name="P26">In [ ]:</text:p>
      <text:p text:style-name="P6">mkdir <text:span text:style-name="T10">-</text:span>p <text:span text:style-name="T10">~/</text:span>catkin_ws<text:span text:style-name="T10">/</text:span>src<text:span text:style-name="T10">/</text:span>writing_plugins<text:span text:style-name="T10">/</text:span>worlds</text:p>
      <text:p text:style-name="P26">In [ ]:</text:p>
      <text:p text:style-name="P6">touch <text:span text:style-name="T10">~/</text:span>catkin_ws<text:span text:style-name="T10">/</text:span>src<text:span text:style-name="T10">/</text:span>writing_plugins<text:span text:style-name="T10">/</text:span>worlds<text:span text:style-name="T10">/</text:span>gazebo<text:span text:style-name="T10">.</text:span>world</text:p>
      <text:p text:style-name="P28">Paste this content in the launch file:</text:p>
      <text:p text:style-name="P30">   <text:span text:style-name="T4">gazebo.launch</text:span></text:p>
      <text:p text:style-name="P26">In [ ]:</text:p>
      <text:p text:style-name="P6"><text:span text:style-name="T10">&lt;</text:span>launch<text:span text:style-name="T10">&gt;</text:span></text:p>
      <text:p text:style-name="P13"><text:s text:c="2"/><text:span text:style-name="T11">&lt;</text:span><text:span text:style-name="T13">include file</text:span><text:span text:style-name="T11">=</text:span><text:span text:style-name="T23">"$(find gazebo_ros)/launch/empty_world.launch"</text:span><text:span text:style-name="T11">&gt;</text:span></text:p>
      <text:p text:style-name="P13"><text:s text:c="4"/><text:span text:style-name="T11">&lt;</text:span><text:span text:style-name="T13">arg name</text:span><text:span text:style-name="T11">=</text:span><text:span text:style-name="T23">"world_name"</text:span><text:span text:style-name="T13"> value</text:span><text:span text:style-name="T11">=</text:span><text:span text:style-name="T23">"$(find writing_plugins)/worlds/gazebo.world"</text:span><text:span text:style-name="T13"> </text:span><text:span text:style-name="T11">/&gt;</text:span></text:p>
      <text:p text:style-name="P13"><text:s text:c="4"/><text:span text:style-name="T11">&lt;</text:span><text:span text:style-name="T13">arg name</text:span><text:span text:style-name="T11">=</text:span><text:span text:style-name="T23">"paused"</text:span><text:span text:style-name="T13"> value</text:span><text:span text:style-name="T11">=</text:span><text:span text:style-name="T23">"false"</text:span><text:span text:style-name="T11">/&gt;</text:span></text:p>
      <text:p text:style-name="P13"><text:s text:c="4"/><text:span text:style-name="T11">&lt;</text:span><text:span text:style-name="T13">arg name</text:span><text:span text:style-name="T11">=</text:span><text:span text:style-name="T23">"use_sim_time"</text:span><text:span text:style-name="T13"> value</text:span><text:span text:style-name="T11">=</text:span><text:span text:style-name="T23">"true"</text:span><text:span text:style-name="T11">/&gt;</text:span></text:p>
      <text:p text:style-name="P13"><text:s text:c="4"/><text:span text:style-name="T11">&lt;</text:span><text:span text:style-name="T13">arg name</text:span><text:span text:style-name="T11">=</text:span><text:span text:style-name="T23">"gui"</text:span><text:span text:style-name="T13"> value</text:span><text:span text:style-name="T11">=</text:span><text:span text:style-name="T23">"true"</text:span><text:span text:style-name="T11">/&gt;</text:span></text:p>
      <text:p text:style-name="P13"><text:s text:c="4"/><text:span text:style-name="T11">&lt;</text:span><text:span text:style-name="T13">arg name</text:span><text:span text:style-name="T11">=</text:span><text:span text:style-name="T23">"headless"</text:span><text:span text:style-name="T13"> value</text:span><text:span text:style-name="T11">=</text:span><text:span text:style-name="T23">"false"</text:span><text:span text:style-name="T11">/&gt;</text:span></text:p>
      <text:p text:style-name="P13"><text:s text:c="4"/><text:span text:style-name="T11">&lt;</text:span><text:span text:style-name="T13">arg name</text:span><text:span text:style-name="T11">=</text:span><text:span text:style-name="T23">"debug"</text:span><text:span text:style-name="T13"> value</text:span><text:span text:style-name="T11">=</text:span><text:span text:style-name="T23">"false"</text:span><text:span text:style-name="T11">/&gt;</text:span></text:p>
      <text:p text:style-name="P13"><text:s text:c="2"/><text:span text:style-name="T11">&lt;/</text:span><text:span text:style-name="T13">include</text:span><text:span text:style-name="T11">&gt;</text:span></text:p>
      <text:p text:style-name="P12"><text:span text:style-name="T10">&lt;/</text:span>launch<text:span text:style-name="T10">&gt;</text:span></text:p>
      <text:p text:style-name="P28">And the one below for the world file:</text:p>
      <text:p text:style-name="P30">   <text:span text:style-name="T4">gazebo.world</text:span></text:p>
      <text:p text:style-name="P26">In [ ]:</text:p>
      <text:p text:style-name="P6"><text:span text:style-name="T10">&lt;</text:span><text:span text:style-name="T26">?</text:span>xml version<text:span text:style-name="T10">=</text:span><text:span text:style-name="T22">"1.0"</text:span><text:span text:style-name="T26">?</text:span><text:span text:style-name="T10">&gt;</text:span></text:p>
      <text:p text:style-name="P12"><text:span text:style-name="T10">&lt;</text:span>sdf version<text:span text:style-name="T10">=</text:span><text:span text:style-name="T22">"1.4"</text:span><text:span text:style-name="T10">&gt;</text:span></text:p>
      <text:p text:style-name="P13"><text:s text:c="2"/><text:span text:style-name="T11">&lt;</text:span><text:span text:style-name="T13">world name</text:span><text:span text:style-name="T11">=</text:span><text:span text:style-name="T23">"default"</text:span><text:span text:style-name="T11">&gt;</text:span></text:p>
      <text:p text:style-name="P13"><text:s text:c="4"/><text:span text:style-name="T11">&lt;</text:span><text:span text:style-name="T13">plugin name</text:span><text:span text:style-name="T11">=</text:span><text:span text:style-name="T23">"my_gazebo_plugin"</text:span><text:span text:style-name="T13"> filename</text:span><text:span text:style-name="T11">=</text:span><text:span text:style-name="T23">"libmy_gazebo_plugin.so"</text:span><text:span text:style-name="T11">/&gt;</text:span></text:p>
      <text:p text:style-name="P13"><text:s text:c="2"/><text:span text:style-name="T11">&lt;/</text:span><text:span text:style-name="T13">world</text:span><text:span text:style-name="T11">&gt;</text:span></text:p>
      <text:p text:style-name="P12"><text:span text:style-name="T10">&lt;/</text:span>sdf<text:span text:style-name="T10">&gt;</text:span></text:p>
      <text:p text:style-name="P28">Launch that new simulation and check the plugin working!</text:p>
      <text:p text:style-name="P30">   <text:span text:style-name="T4">Execute</text:span></text:p>
      <text:p text:style-name="P26">In [ ]:</text:p>
      <text:p text:style-name="P6">roslaunch writing_plugins gazebo<text:span text:style-name="T10">.</text:span>launch</text:p>
      <text:p text:style-name="P30">   <text:span text:style-name="T4">Expected Output</text:span></text:p>
      <text:p text:style-name="P15">Plugin constructor method!</text:p>
      <text:p text:style-name="P8">Everything is awesome!</text:p>
      <text:p text:style-name="P28"><text:soft-page-break/>Great. You are inside Gazebo! In the following sections, you will learn two different types of plugins and what you can do in each one!</text:p>
      <text:p text:style-name="P19">- End of Creating plugins package -</text:p>
      <text:h text:style-name="P4" text:outline-level="3"><text:span text:style-name="T1">5.2</text:span>   World Plugin</text:h>
      <text:p text:style-name="P19">- Writing a world plugin -</text:p>
      <text:p text:style-name="P28">You have just created a world plugin, but so far, you have just printed a simple message in the shell. Now, you see something that can be done on this kind of plugin that can be seen in the simulation itself!</text:p>
      <text:p text:style-name="P27"><text:span text:style-name="T5">Yet in the file </text:span><text:span text:style-name="Strong_20_Emphasis"><text:span text:style-name="T6">my_gazebo_plugin.cc</text:span></text:span><text:span text:style-name="T5">, replace the </text:span><text:span text:style-name="Strong_20_Emphasis"><text:span text:style-name="T6">Load</text:span></text:span><text:span text:style-name="T5"> method by the following:</text:span></text:p>
      <text:p text:style-name="P30">   <text:span text:style-name="T4">my_gazebo_plugin.cc</text:span></text:p>
      <text:p text:style-name="P26">In [ ]:</text:p>
      <text:p text:style-name="P6">void Load(physics::WorldPtr _world, sdf::ElementPtr _sdf) {</text:p>
      <text:p text:style-name="P13"><text:s text:c="4"/><text:span text:style-name="T11">//</text:span><text:span text:style-name="T13"> </text:span><text:span text:style-name="T16">set</text:span><text:span text:style-name="T13"> a node</text:span></text:p>
      <text:p text:style-name="P13"><text:s text:c="4"/><text:span text:style-name="T13">transport::NodePtr node(new transport::Node());</text:span></text:p>
      <text:p text:style-name="P13"><text:s text:c="4"/><text:span text:style-name="T13">node</text:span><text:span text:style-name="T11">-&gt;</text:span><text:span text:style-name="T13">Init(_world</text:span><text:span text:style-name="T11">-&gt;</text:span><text:span text:style-name="T13">Name());</text:span></text:p>
      <text:p text:style-name="P14"/>
      <text:p text:style-name="P13"><text:s text:c="4"/><text:span text:style-name="T11">//</text:span><text:span text:style-name="T13"> </text:span><text:span text:style-name="T16">set</text:span><text:span text:style-name="T13"> publisher</text:span></text:p>
      <text:p text:style-name="P13"><text:s text:c="4"/><text:span text:style-name="T13">transport::PublisherPtr publisher </text:span><text:span text:style-name="T11">=</text:span></text:p>
      <text:p text:style-name="P13"><text:s text:c="8"/><text:span text:style-name="T13">node</text:span><text:span text:style-name="T11">-&gt;</text:span><text:span text:style-name="T13">Advertise</text:span><text:span text:style-name="T11">&lt;</text:span><text:span text:style-name="T13">msgs::Factory</text:span><text:span text:style-name="T11">&gt;</text:span><text:span text:style-name="T13">(</text:span><text:span text:style-name="T23">"~/factory"</text:span><text:span text:style-name="T13">);</text:span></text:p>
      <text:p text:style-name="P14"/>
      <text:p text:style-name="P13"><text:s text:c="4"/><text:span text:style-name="T11">//</text:span><text:span text:style-name="T13"> create msg obj</text:span></text:p>
      <text:p text:style-name="P13"><text:s text:c="4"/><text:span text:style-name="T13">msgs::Factory msg;</text:span></text:p>
      <text:p text:style-name="P14"/>
      <text:p text:style-name="P13"><text:s text:c="4"/><text:span text:style-name="T11">//</text:span><text:span text:style-name="T13"> model to use</text:span></text:p>
      <text:p text:style-name="P13"><text:s text:c="4"/><text:span text:style-name="T13">msg</text:span><text:span text:style-name="T11">.</text:span><text:span text:style-name="T13">set_sdf_filename(</text:span><text:span text:style-name="T23">"model://jersey_barrier"</text:span><text:span text:style-name="T13">);</text:span></text:p>
      <text:p text:style-name="P14"/>
      <text:p text:style-name="P13"><text:s text:c="4"/><text:span text:style-name="T11">//</text:span><text:span text:style-name="T13"> Send the message</text:span></text:p>
      <text:p text:style-name="P13"><text:s text:c="4"/><text:span text:style-name="T13">publisher</text:span><text:span text:style-name="T11">-&gt;</text:span><text:span text:style-name="T13">Publish(msg);</text:span></text:p>
      <text:p text:style-name="P12">}</text:p>
      <text:p text:style-name="P28">Re-compile the workspace and restart the simulation:</text:p>
      <text:p text:style-name="P30">   <text:span text:style-name="T4">Execute</text:span></text:p>
      <text:p text:style-name="P26">In [ ]:</text:p>
      <text:p text:style-name="P6">cd <text:span text:style-name="T10">~/</text:span>catkin_ws</text:p>
      <text:p text:style-name="P26">In [ ]:</text:p>
      <text:p text:style-name="P6">catkin_make</text:p>
      <text:p text:style-name="P26">In [ ]:</text:p>
      <text:p text:style-name="P6">roslaunch writing_plugins gazebo<text:span text:style-name="T10">.</text:span>launch</text:p>
      <text:p text:style-name="P29"><draw:frame draw:style-name="fr1" draw:name="Image1" text:anchor-type="as-char" svg:width="0.7862in" svg:height="0.3929in" draw:z-index="0"><draw:image xlink:href="https://s3.eu-west-1.amazonaws.com/notebooks.ws/gazebo_intro/unit-05/plugin-demo.png" xlink:type="simple" xlink:show="embed" xlink:actuate="onLoad" loext:mime-type="image/png"/></draw:frame></text:p>
      <text:p text:style-name="P25">- End of Writing a world plugin -</text:p>
      <text:p text:style-name="P20">- Exercise 5.2.1. -</text:p>
      <text:p text:style-name="P27"><text:span text:style-name="T5">Create a new plugin called </text:span><text:span text:style-name="Strong_20_Emphasis"><text:span text:style-name="T6">world_plugin</text:span></text:span><text:span text:style-name="T5">.</text:span></text:p>
      <text:list xml:id="list1352102772" text:style-name="L1">
        <text:list-item>
          <text:p text:style-name="P31"><text:span text:style-name="T9">Create the file </text:span><text:span text:style-name="Strong_20_Emphasis"><text:span text:style-name="T8">world_plugin.cc</text:span></text:span></text:p>
        </text:list-item>
        <text:list-item>
          <text:p text:style-name="P31"><text:span text:style-name="T9">Add the necessary instructions in </text:span><text:span text:style-name="Strong_20_Emphasis"><text:span text:style-name="T8">CMakeLists.txt</text:span></text:span></text:p>
        </text:list-item>
        <text:list-item>
          <text:p text:style-name="P32"><text:soft-page-break/>Replace the plugin being used in the world file with this new one</text:p>
        </text:list-item>
      </text:list>
      <text:p text:style-name="P27"><text:span text:style-name="T5">You will know this plugin is working because you will add this instruction in the </text:span><text:span text:style-name="Strong_20_Emphasis"><text:span text:style-name="T6">Load</text:span></text:span><text:span text:style-name="T5"> method, just before </text:span><text:span text:style-name="Source_20_Text"><text:span text:style-name="T7">publisher-&gt;Publish(msg);</text:span></text:span><text:span text:style-name="T5">:</text:span></text:p>
      <text:p text:style-name="P16">// setup new position</text:p>
      <text:p text:style-name="P17">msgs<text:span text:style-name="T10">::</text:span>Set(msg.mutable_pose(),</text:p>
      <text:p text:style-name="P18"><text:s text:c="4"/><text:span text:style-name="T14">ignition</text:span><text:span text:style-name="T12">::</text:span><text:span text:style-name="T14">math</text:span><text:span text:style-name="T12">::</text:span><text:span text:style-name="T14">Pose3d(</text:span></text:p>
      <text:p text:style-name="P18"><text:s text:c="8"/><text:span text:style-name="T14">ignition</text:span><text:span text:style-name="T12">::</text:span><text:span text:style-name="T14">math</text:span><text:span text:style-name="T12">::</text:span><text:span text:style-name="T14">Vector3d(</text:span><text:span text:style-name="T12">5</text:span><text:span text:style-name="T14">, </text:span><text:span text:style-name="T12">4</text:span><text:span text:style-name="T14">, </text:span><text:span text:style-name="T12">0</text:span><text:span text:style-name="T14">),</text:span></text:p>
      <text:p text:style-name="P18"><text:s text:c="8"/><text:span text:style-name="T14">ignition</text:span><text:span text:style-name="T12">::</text:span><text:span text:style-name="T14">math</text:span><text:span text:style-name="T12">::</text:span><text:span text:style-name="T14">Quaterniond(</text:span><text:span text:style-name="T12">0</text:span><text:span text:style-name="T14">, </text:span><text:span text:style-name="T12">0</text:span><text:span text:style-name="T14">, </text:span><text:span text:style-name="T12">0</text:span><text:span text:style-name="T14">)</text:span></text:p>
      <text:p text:style-name="P18"><text:s text:c="4"/><text:span text:style-name="T14">)</text:span></text:p>
      <text:p text:style-name="P9">);</text:p>
      <text:p text:style-name="P28">This plugin must not only insert the model, but put it in a specific place.</text:p>
      <text:p text:style-name="P23">- End of Exercise 5.2.1 -</text:p>
      <text:p text:style-name="P21">- Solution to Exercise 5.2.1 -</text:p>
      <text:p text:style-name="P28">Do not check the solution before trying to complete the exercise on your own! Instead, review the solution when you have finished the exercise. It is an excellent resource to compare with your solution.</text:p>
      <text:p text:style-name="P28">If you have problems solving the exercise, use our forum support!</text:p>
      <text:list xml:id="list3350199434" text:style-name="L2">
        <text:list-item>
          <text:p text:style-name="P34"><text:a xlink:type="simple" xlink:href="https://s3.eu-west-1.amazonaws.com/notebooks.ws/gazebo_intro/unit-05/ex05-1/world_plugin.cpp.txt" text:style-name="Internet_20_link" text:visited-style-name="Visited_20_Internet_20_Link"><text:span text:style-name="T2">world_plugin.cc</text:span></text:a></text:p>
        </text:list-item>
        <text:list-item>
          <text:p text:style-name="P34"><text:a xlink:type="simple" xlink:href="https://s3.eu-west-1.amazonaws.com/notebooks.ws/gazebo_intro/unit-05/ex05-1/CMakeLists-txt.txt" text:style-name="Internet_20_link" text:visited-style-name="Visited_20_Internet_20_Link"><text:span text:style-name="T2">CMakeLists.txt</text:span></text:a></text:p>
        </text:list-item>
        <text:list-item>
          <text:p text:style-name="P34"><text:a xlink:type="simple" xlink:href="https://s3.eu-west-1.amazonaws.com/notebooks.ws/gazebo_intro/unit-05/ex05-1/gazebo.world.txt" text:style-name="Internet_20_link" text:visited-style-name="Visited_20_Internet_20_Link"><text:span text:style-name="T2">gazebo.world</text:span></text:a></text:p>
        </text:list-item>
      </text:list>
      <text:p text:style-name="P27"><text:span text:style-name="Strong_20_Emphasis"><text:span text:style-name="T6">Note</text:span></text:span><text:span text:style-name="T5">: You might need to zoom out a bit so you can see the entire scene.</text:span></text:p>
      <text:p text:style-name="P21">- End of Solution -</text:p>
      <text:h text:style-name="P4" text:outline-level="3"><text:span text:style-name="T1">5.3</text:span>   Model Plugin</text:h>
      <text:p text:style-name="P19">- Writing a model plugin -</text:p>
      <text:p text:style-name="P28">Creating plugins for models is very similar to world plugins, though you are inheriting from a different class, that will provide you with other methods and objects to work with.</text:p>
      <text:p text:style-name="P28">So start creating your first model plugin:</text:p>
      <text:p text:style-name="P30">   <text:span text:style-name="T4">Execute</text:span></text:p>
      <text:p text:style-name="P26">In [ ]:</text:p>
      <text:p text:style-name="P6">touch <text:span text:style-name="T10">~/</text:span>catkin_ws<text:span text:style-name="T10">/</text:span>src<text:span text:style-name="T10">/</text:span>writing_plugins<text:span text:style-name="T10">/</text:span>worlds<text:span text:style-name="T10">/</text:span>model<text:span text:style-name="T10">.</text:span>world</text:p>
      <text:p text:style-name="P26">In [ ]:</text:p>
      <text:p text:style-name="P6">touch <text:span text:style-name="T10">~/</text:span>catkin_ws<text:span text:style-name="T10">/</text:span>src<text:span text:style-name="T10">/</text:span>writing_plugins<text:span text:style-name="T10">/</text:span>src<text:span text:style-name="T10">/</text:span>my_model_plugin<text:span text:style-name="T10">.</text:span>cc</text:p>
      <text:p text:style-name="P26">In [ ]:</text:p>
      <text:p text:style-name="P6">vim <text:span text:style-name="T10">~/</text:span>catkin_ws<text:span text:style-name="T10">/</text:span>src<text:span text:style-name="T10">/</text:span>writing_plugins<text:span text:style-name="T10">/</text:span>src<text:span text:style-name="T10">/</text:span>my_model_plugin<text:span text:style-name="T10">.</text:span>cc</text:p>
      <text:p text:style-name="P30">   <text:span text:style-name="T4">my_model_plugin.cc</text:span></text:p>
      <text:p text:style-name="P26">In [ ]:</text:p>
      <text:p text:style-name="P7">#include &lt;functional&gt;</text:p>
      <text:p text:style-name="P11">#include &lt;gazebo/common/common.hh&gt;</text:p>
      <text:p text:style-name="P11">#include &lt;gazebo/gazebo.hh&gt;</text:p>
      <text:p text:style-name="P11">#include &lt;gazebo/physics/physics.hh&gt;</text:p>
      <text:p text:style-name="P11"><text:soft-page-break/>#include &lt;ignition/math/Vector3.hh&gt;</text:p>
      <text:p text:style-name="P14"/>
      <text:p text:style-name="P12">namespace gazebo {</text:p>
      <text:p text:style-name="P12"><text:span text:style-name="T19">class</text:span> <text:span text:style-name="T21">MyModelPlugin</text:span> : public ModelPlugin {</text:p>
      <text:p text:style-name="P12">public:</text:p>
      <text:p text:style-name="P13"><text:s text:c="2"/><text:span text:style-name="T13">void Load(physics::ModelPtr _parent, sdf::ElementPtr </text:span><text:span text:style-name="T11">/*</text:span><text:span text:style-name="T13">_sdf</text:span><text:span text:style-name="T11">*/</text:span><text:span text:style-name="T13">) {</text:span></text:p>
      <text:p text:style-name="P13"><text:s text:c="4"/><text:span text:style-name="T11">//</text:span><text:span text:style-name="T13"> Store the pointer to the model</text:span></text:p>
      <text:p text:style-name="P13"><text:s text:c="4"/><text:span text:style-name="T13">this</text:span><text:span text:style-name="T11">-&gt;</text:span><text:span text:style-name="T13">model </text:span><text:span text:style-name="T11">=</text:span><text:span text:style-name="T13"> _parent;</text:span></text:p>
      <text:p text:style-name="P14"/>
      <text:p text:style-name="P13"><text:s text:c="4"/><text:span text:style-name="T11">//</text:span><text:span text:style-name="T13"> Listen to the update event</text:span><text:span text:style-name="T11">.</text:span><text:span text:style-name="T13"> This event </text:span><text:span text:style-name="T28">is</text:span><text:span text:style-name="T13"> broadcast every</text:span></text:p>
      <text:p text:style-name="P13"><text:s text:c="4"/><text:span text:style-name="T11">//</text:span><text:span text:style-name="T13"> simulation iteration</text:span><text:span text:style-name="T11">.</text:span></text:p>
      <text:p text:style-name="P13"><text:s text:c="4"/><text:span text:style-name="T13">this</text:span><text:span text:style-name="T11">-&gt;</text:span><text:span text:style-name="T13">updateConnection </text:span><text:span text:style-name="T11">=</text:span><text:span text:style-name="T13"> event::Events::ConnectWorldUpdateBegin(</text:span></text:p>
      <text:p text:style-name="P13"><text:s text:c="8"/><text:span text:style-name="T13">std::bind(</text:span><text:span text:style-name="T11">&amp;</text:span><text:span text:style-name="T13">MyModelPlugin::OnUpdate, this));</text:span></text:p>
      <text:p text:style-name="P13"><text:s text:c="2"/><text:span text:style-name="T13">}</text:span></text:p>
      <text:p text:style-name="P14"/>
      <text:p text:style-name="P13"><text:s text:c="2"/><text:span text:style-name="T11">//</text:span><text:span text:style-name="T13"> Called by the world update start event</text:span></text:p>
      <text:p text:style-name="P12">public:</text:p>
      <text:p text:style-name="P13"><text:s text:c="2"/><text:span text:style-name="T13">void OnUpdate() {</text:span></text:p>
      <text:p text:style-name="P13"><text:s text:c="4"/><text:span text:style-name="T11">//</text:span><text:span text:style-name="T13"> Apply a small linear velocity to the model</text:span><text:span text:style-name="T11">.</text:span></text:p>
      <text:p text:style-name="P14"/>
      <text:p text:style-name="P13"><text:s text:c="4"/><text:span text:style-name="T17">if</text:span><text:span text:style-name="T13"> (this</text:span><text:span text:style-name="T11">-&gt;</text:span><text:span text:style-name="T13">counter </text:span><text:span text:style-name="T11">&lt;</text:span><text:span text:style-name="T13"> </text:span><text:span text:style-name="T11">10000</text:span><text:span text:style-name="T13">) {</text:span></text:p>
      <text:p text:style-name="P13"><text:s text:c="6"/><text:span text:style-name="T13">this</text:span><text:span text:style-name="T11">-&gt;</text:span><text:span text:style-name="T13">model</text:span><text:span text:style-name="T11">-&gt;</text:span><text:span text:style-name="T13">SetLinearVel(ignition::math::Vector3d(</text:span><text:span text:style-name="T11">0</text:span><text:span text:style-name="T13">, </text:span><text:span text:style-name="T11">0</text:span><text:span text:style-name="T13">, </text:span><text:span text:style-name="T11">0.4</text:span><text:span text:style-name="T13">));</text:span></text:p>
      <text:p text:style-name="P13"><text:s text:c="4"/><text:span text:style-name="T11">//</text:span><text:span text:style-name="T13"> <text:s text:c="2"/>this</text:span><text:span text:style-name="T11">-&gt;</text:span><text:span text:style-name="T13">model</text:span><text:span text:style-name="T11">-&gt;</text:span><text:span text:style-name="T13">SetLinearAccel(ignition::math::Vector3d(</text:span><text:span text:style-name="T11">0</text:span><text:span text:style-name="T13">, </text:span><text:span text:style-name="T11">0</text:span><text:span text:style-name="T13">, </text:span><text:span text:style-name="T11">0</text:span><text:span text:style-name="T13">));</text:span></text:p>
      <text:p text:style-name="P13"><text:s text:c="4"/><text:span text:style-name="T13">}</text:span></text:p>
      <text:p text:style-name="P14"/>
      <text:p text:style-name="P13"><text:s text:c="4"/><text:span text:style-name="T13">this</text:span><text:span text:style-name="T11">-&gt;</text:span><text:span text:style-name="T13">counter</text:span><text:span text:style-name="T11">++</text:span><text:span text:style-name="T13">;</text:span></text:p>
      <text:p text:style-name="P13"><text:s text:c="2"/><text:span text:style-name="T13">}</text:span></text:p>
      <text:p text:style-name="P14"/>
      <text:p text:style-name="P13"><text:s text:c="2"/><text:span text:style-name="T11">//</text:span><text:span text:style-name="T13"> Pointer to the model</text:span></text:p>
      <text:p text:style-name="P12">private:</text:p>
      <text:p text:style-name="P13"><text:s text:c="2"/><text:span text:style-name="T13">physics::ModelPtr model;</text:span></text:p>
      <text:p text:style-name="P14"/>
      <text:p text:style-name="P12">private:</text:p>
      <text:p text:style-name="P13"><text:s text:c="2"/><text:span text:style-name="T16">int</text:span><text:span text:style-name="T13"> counter;</text:span></text:p>
      <text:p text:style-name="P14"/>
      <text:p text:style-name="P13"><text:s text:c="2"/><text:span text:style-name="T11">//</text:span><text:span text:style-name="T13"> Pointer to the update event connection</text:span></text:p>
      <text:p text:style-name="P12">private:</text:p>
      <text:p text:style-name="P13"><text:s text:c="2"/><text:span text:style-name="T13">event::ConnectionPtr updateConnection;</text:span></text:p>
      <text:p text:style-name="P12">};</text:p>
      <text:p text:style-name="P14"/>
      <text:p text:style-name="P12"><text:span text:style-name="T10">//</text:span> Register this plugin <text:span text:style-name="T19">with</text:span> the simulator</text:p>
      <text:p text:style-name="P12">GZ_REGISTER_MODEL_PLUGIN(MyModelPlugin)</text:p>
      <text:p text:style-name="P12">} <text:span text:style-name="T10">//</text:span> namespace gazebo</text:p>
      <text:p text:style-name="P27"><text:span text:style-name="T5">And for the </text:span><text:span text:style-name="Strong_20_Emphasis"><text:span text:style-name="T6">model.world</text:span></text:span><text:span text:style-name="T5"> file:</text:span></text:p>
      <text:p text:style-name="P30">   <text:span text:style-name="T4">model.world</text:span></text:p>
      <text:p text:style-name="P26">In [ ]:</text:p>
      <text:p text:style-name="P6"><text:span text:style-name="T10">&lt;</text:span><text:span text:style-name="T26">?</text:span>xml version<text:span text:style-name="T10">=</text:span><text:span text:style-name="T22">"1.0"</text:span><text:span text:style-name="T26">?</text:span><text:span text:style-name="T10">&gt;</text:span> </text:p>
      <text:p text:style-name="P12"><text:span text:style-name="T10">&lt;</text:span>sdf version<text:span text:style-name="T10">=</text:span><text:span text:style-name="T22">"1.4"</text:span><text:span text:style-name="T10">&gt;</text:span></text:p>
      <text:p text:style-name="P13"><text:s text:c="2"/><text:span text:style-name="T11">&lt;</text:span><text:span text:style-name="T13">world name</text:span><text:span text:style-name="T11">=</text:span><text:span text:style-name="T23">"default"</text:span><text:span text:style-name="T11">&gt;</text:span></text:p>
      <text:p text:style-name="P14"/>
      <text:p text:style-name="P13"><text:s text:c="4"/><text:span text:style-name="T11">&lt;!</text:span><text:span text:style-name="T13">-- Ground Plane --&gt;</text:span></text:p>
      <text:p text:style-name="P13"><text:s text:c="4"/><text:span text:style-name="T11">&lt;</text:span><text:span text:style-name="T13">include</text:span><text:span text:style-name="T11">&gt;</text:span></text:p>
      <text:p text:style-name="P13"><text:s text:c="6"/><text:span text:style-name="T11">&lt;</text:span><text:span text:style-name="T13">uri</text:span><text:span text:style-name="T11">&gt;</text:span><text:span text:style-name="T13">model:</text:span><text:span text:style-name="T11">//</text:span><text:span text:style-name="T13">ground_plane</text:span><text:span text:style-name="T11">&lt;/</text:span><text:span text:style-name="T13">uri</text:span><text:span text:style-name="T11">&gt;</text:span></text:p>
      <text:p text:style-name="P13"><text:s text:c="4"/><text:span text:style-name="T11">&lt;/</text:span><text:span text:style-name="T13">include</text:span><text:span text:style-name="T11">&gt;</text:span></text:p>
      <text:p text:style-name="P14"/>
      <text:p text:style-name="P13"><text:s text:c="4"/><text:span text:style-name="T11">&lt;</text:span><text:span text:style-name="T13">include</text:span><text:span text:style-name="T11">&gt;</text:span></text:p>
      <text:p text:style-name="P13"><text:s text:c="6"/><text:span text:style-name="T11">&lt;</text:span><text:span text:style-name="T13">uri</text:span><text:span text:style-name="T11">&gt;</text:span><text:span text:style-name="T13">model:</text:span><text:span text:style-name="T11">//</text:span><text:span text:style-name="T13">sun</text:span><text:span text:style-name="T11">&lt;/</text:span><text:span text:style-name="T13">uri</text:span><text:span text:style-name="T11">&gt;</text:span></text:p>
      <text:p text:style-name="P13"><text:soft-page-break/><text:s text:c="4"/><text:span text:style-name="T11">&lt;/</text:span><text:span text:style-name="T13">include</text:span><text:span text:style-name="T11">&gt;</text:span></text:p>
      <text:p text:style-name="P14"/>
      <text:p text:style-name="P13"><text:s text:c="4"/><text:span text:style-name="T11">&lt;</text:span><text:span text:style-name="T13">model name</text:span><text:span text:style-name="T11">=</text:span><text:span text:style-name="T23">"box"</text:span><text:span text:style-name="T11">&gt;</text:span></text:p>
      <text:p text:style-name="P13"><text:s text:c="6"/><text:span text:style-name="T11">&lt;</text:span><text:span text:style-name="T13">pose</text:span><text:span text:style-name="T11">&gt;0</text:span><text:span text:style-name="T13"> </text:span><text:span text:style-name="T11">0</text:span><text:span text:style-name="T13"> </text:span><text:span text:style-name="T11">0.5</text:span><text:span text:style-name="T13"> </text:span><text:span text:style-name="T11">0</text:span><text:span text:style-name="T13"> </text:span><text:span text:style-name="T11">0</text:span><text:span text:style-name="T13"> </text:span><text:span text:style-name="T11">0&lt;/</text:span><text:span text:style-name="T13">pose</text:span><text:span text:style-name="T11">&gt;</text:span></text:p>
      <text:p text:style-name="P13"><text:s text:c="6"/><text:span text:style-name="T11">&lt;</text:span><text:span text:style-name="T13">link name</text:span><text:span text:style-name="T11">=</text:span><text:span text:style-name="T23">"link"</text:span><text:span text:style-name="T11">&gt;</text:span></text:p>
      <text:p text:style-name="P13"><text:s text:c="8"/><text:span text:style-name="T11">&lt;</text:span><text:span text:style-name="T13">collision name</text:span><text:span text:style-name="T11">=</text:span><text:span text:style-name="T23">"collision"</text:span><text:span text:style-name="T11">&gt;</text:span></text:p>
      <text:p text:style-name="P13"><text:s text:c="10"/><text:span text:style-name="T11">&lt;</text:span><text:span text:style-name="T13">geometry</text:span><text:span text:style-name="T11">&gt;</text:span></text:p>
      <text:p text:style-name="P13"><text:s text:c="12"/><text:span text:style-name="T11">&lt;</text:span><text:span text:style-name="T13">box</text:span><text:span text:style-name="T11">&gt;</text:span></text:p>
      <text:p text:style-name="P13"><text:s text:c="14"/><text:span text:style-name="T11">&lt;</text:span><text:span text:style-name="T13">size</text:span><text:span text:style-name="T11">&gt;1</text:span><text:span text:style-name="T13"> </text:span><text:span text:style-name="T11">1</text:span><text:span text:style-name="T13"> </text:span><text:span text:style-name="T11">1&lt;/</text:span><text:span text:style-name="T13">size</text:span><text:span text:style-name="T11">&gt;</text:span></text:p>
      <text:p text:style-name="P13"><text:s text:c="12"/><text:span text:style-name="T11">&lt;/</text:span><text:span text:style-name="T13">box</text:span><text:span text:style-name="T11">&gt;</text:span></text:p>
      <text:p text:style-name="P13"><text:s text:c="10"/><text:span text:style-name="T11">&lt;/</text:span><text:span text:style-name="T13">geometry</text:span><text:span text:style-name="T11">&gt;</text:span></text:p>
      <text:p text:style-name="P13"><text:s text:c="8"/><text:span text:style-name="T11">&lt;/</text:span><text:span text:style-name="T13">collision</text:span><text:span text:style-name="T11">&gt;</text:span></text:p>
      <text:p text:style-name="P14"/>
      <text:p text:style-name="P13"><text:s text:c="8"/><text:span text:style-name="T11">&lt;</text:span><text:span text:style-name="T13">visual name</text:span><text:span text:style-name="T11">=</text:span><text:span text:style-name="T23">"visual"</text:span><text:span text:style-name="T11">&gt;</text:span></text:p>
      <text:p text:style-name="P13"><text:s text:c="10"/><text:span text:style-name="T11">&lt;</text:span><text:span text:style-name="T13">geometry</text:span><text:span text:style-name="T11">&gt;</text:span></text:p>
      <text:p text:style-name="P13"><text:s text:c="12"/><text:span text:style-name="T11">&lt;</text:span><text:span text:style-name="T13">box</text:span><text:span text:style-name="T11">&gt;</text:span></text:p>
      <text:p text:style-name="P13"><text:s text:c="14"/><text:span text:style-name="T11">&lt;</text:span><text:span text:style-name="T13">size</text:span><text:span text:style-name="T11">&gt;1</text:span><text:span text:style-name="T13"> </text:span><text:span text:style-name="T11">1</text:span><text:span text:style-name="T13"> </text:span><text:span text:style-name="T11">1&lt;/</text:span><text:span text:style-name="T13">size</text:span><text:span text:style-name="T11">&gt;</text:span></text:p>
      <text:p text:style-name="P13"><text:s text:c="12"/><text:span text:style-name="T11">&lt;/</text:span><text:span text:style-name="T13">box</text:span><text:span text:style-name="T11">&gt;</text:span></text:p>
      <text:p text:style-name="P13"><text:s text:c="10"/><text:span text:style-name="T11">&lt;/</text:span><text:span text:style-name="T13">geometry</text:span><text:span text:style-name="T11">&gt;</text:span></text:p>
      <text:p text:style-name="P13"><text:s text:c="8"/><text:span text:style-name="T11">&lt;/</text:span><text:span text:style-name="T13">visual</text:span><text:span text:style-name="T11">&gt;</text:span></text:p>
      <text:p text:style-name="P13"><text:s text:c="6"/><text:span text:style-name="T11">&lt;/</text:span><text:span text:style-name="T13">link</text:span><text:span text:style-name="T11">&gt;</text:span></text:p>
      <text:p text:style-name="P14"/>
      <text:p text:style-name="P13"><text:s text:c="6"/><text:span text:style-name="T11">&lt;</text:span><text:span text:style-name="T13">plugin name</text:span><text:span text:style-name="T11">=</text:span><text:span text:style-name="T23">"my_model_plugin"</text:span><text:span text:style-name="T13"> filename</text:span><text:span text:style-name="T11">=</text:span><text:span text:style-name="T23">"libmy_model_plugin.so"</text:span><text:span text:style-name="T11">/&gt;</text:span></text:p>
      <text:p text:style-name="P13"><text:s text:c="4"/><text:span text:style-name="T11">&lt;/</text:span><text:span text:style-name="T13">model</text:span><text:span text:style-name="T11">&gt;</text:span><text:span text:style-name="T13"> <text:s text:c="7"/></text:span></text:p>
      <text:p text:style-name="P13"><text:s text:c="2"/><text:span text:style-name="T11">&lt;/</text:span><text:span text:style-name="T13">world</text:span><text:span text:style-name="T11">&gt;</text:span></text:p>
      <text:p text:style-name="P12"><text:span text:style-name="T10">&lt;/</text:span>sdf<text:span text:style-name="T10">&gt;</text:span></text:p>
      <text:p text:style-name="P27"><text:span text:style-name="T5">Change the </text:span><text:span text:style-name="Strong_20_Emphasis"><text:span text:style-name="T6">gazebo.launch</text:span></text:span><text:span text:style-name="T5"> file and restart the simulation:</text:span></text:p>
      <text:p text:style-name="P30">   <text:span text:style-name="T4">gazebo.launch</text:span></text:p>
      <text:p text:style-name="P26">In [ ]:</text:p>
      <text:p text:style-name="P6"><text:span text:style-name="T10">&lt;</text:span>launch<text:span text:style-name="T10">&gt;</text:span></text:p>
      <text:p text:style-name="P13"><text:s text:c="2"/><text:span text:style-name="T11">&lt;</text:span><text:span text:style-name="T13">include file</text:span><text:span text:style-name="T11">=</text:span><text:span text:style-name="T23">"$(find gazebo_ros)/launch/empty_world.launch"</text:span><text:span text:style-name="T11">&gt;</text:span></text:p>
      <text:p text:style-name="P13"><text:s text:c="4"/><text:span text:style-name="T11">&lt;</text:span><text:span text:style-name="T13">arg name</text:span><text:span text:style-name="T11">=</text:span><text:span text:style-name="T23">"world_name"</text:span><text:span text:style-name="T13"> value</text:span><text:span text:style-name="T11">=</text:span><text:span text:style-name="T23">"$(find writing_plugins)/worlds/model.world"</text:span><text:span text:style-name="T13"> </text:span><text:span text:style-name="T11">/&gt;</text:span></text:p>
      <text:p text:style-name="P13"><text:s text:c="4"/><text:span text:style-name="T11">&lt;</text:span><text:span text:style-name="T13">arg name</text:span><text:span text:style-name="T11">=</text:span><text:span text:style-name="T23">"paused"</text:span><text:span text:style-name="T13"> value</text:span><text:span text:style-name="T11">=</text:span><text:span text:style-name="T23">"false"</text:span><text:span text:style-name="T11">/&gt;</text:span></text:p>
      <text:p text:style-name="P13"><text:s text:c="4"/><text:span text:style-name="T11">&lt;</text:span><text:span text:style-name="T13">arg name</text:span><text:span text:style-name="T11">=</text:span><text:span text:style-name="T23">"use_sim_time"</text:span><text:span text:style-name="T13"> value</text:span><text:span text:style-name="T11">=</text:span><text:span text:style-name="T23">"true"</text:span><text:span text:style-name="T11">/&gt;</text:span></text:p>
      <text:p text:style-name="P13"><text:s text:c="4"/><text:span text:style-name="T11">&lt;</text:span><text:span text:style-name="T13">arg name</text:span><text:span text:style-name="T11">=</text:span><text:span text:style-name="T23">"gui"</text:span><text:span text:style-name="T13"> value</text:span><text:span text:style-name="T11">=</text:span><text:span text:style-name="T23">"true"</text:span><text:span text:style-name="T11">/&gt;</text:span></text:p>
      <text:p text:style-name="P13"><text:s text:c="4"/><text:span text:style-name="T11">&lt;</text:span><text:span text:style-name="T13">arg name</text:span><text:span text:style-name="T11">=</text:span><text:span text:style-name="T23">"headless"</text:span><text:span text:style-name="T13"> value</text:span><text:span text:style-name="T11">=</text:span><text:span text:style-name="T23">"false"</text:span><text:span text:style-name="T11">/&gt;</text:span></text:p>
      <text:p text:style-name="P13"><text:s text:c="4"/><text:span text:style-name="T11">&lt;</text:span><text:span text:style-name="T13">arg name</text:span><text:span text:style-name="T11">=</text:span><text:span text:style-name="T23">"debug"</text:span><text:span text:style-name="T13"> value</text:span><text:span text:style-name="T11">=</text:span><text:span text:style-name="T23">"false"</text:span><text:span text:style-name="T11">/&gt;</text:span></text:p>
      <text:p text:style-name="P13"><text:s text:c="2"/><text:span text:style-name="T11">&lt;/</text:span><text:span text:style-name="T13">include</text:span><text:span text:style-name="T11">&gt;</text:span></text:p>
      <text:p text:style-name="P12"><text:span text:style-name="T10">&lt;/</text:span>launch<text:span text:style-name="T10">&gt;</text:span></text:p>
      <text:p text:style-name="P28">The expected result is:</text:p>
      <text:p text:style-name="P29"><draw:frame draw:style-name="fr1" draw:name="Image2" text:anchor-type="as-char" svg:width="0.7862in" svg:height="0.3929in" draw:z-index="1"><draw:image xlink:href="https://s3.eu-west-1.amazonaws.com/readme.theconstructsim.com/__others__/course_gazebo_intro/my_model_plugin.gif" xlink:type="simple" xlink:show="embed" xlink:actuate="onLoad" loext:mime-type="image/gif"/></draw:frame></text:p>
      <text:p text:style-name="Horizontal_20_Line"/>
      <text:p text:style-name="P27"><text:span text:style-name="T5">The first argument of the </text:span><text:span text:style-name="Strong_20_Emphasis"><text:span text:style-name="T6">Load</text:span></text:span><text:span text:style-name="T5"> method is </text:span><text:span text:style-name="Strong_20_Emphasis"><text:span text:style-name="T6">_parent</text:span></text:span><text:span text:style-name="T5">, which is a pointer to the model you spawned.</text:span></text:p>
      <text:p text:style-name="P27"><text:span text:style-name="T5">Then you are using the method </text:span><text:span text:style-name="Strong_20_Emphasis"><text:span text:style-name="T6">void OnUpdate() {</text:span></text:span><text:span text:style-name="T5">, which is called for every iteration of the simulation engine. It is only called because you define it as a callback for the iteration cycle:</text:span></text:p>
      <text:p text:style-name="P17"><text:span text:style-name="T19">this</text:span><text:span text:style-name="T10">-&gt;</text:span>updateConnection <text:span text:style-name="T10">=</text:span> event<text:span text:style-name="T10">::</text:span>Events<text:span text:style-name="T10">::</text:span>ConnectWorldUpdateBegin(</text:p>
      <text:p text:style-name="P10"><text:s text:c="8"/><text:span text:style-name="T14">std</text:span><text:span text:style-name="T12">::</text:span><text:span text:style-name="T14">bind(</text:span><text:span text:style-name="T12">&amp;</text:span><text:span text:style-name="T14">MyModelPlugin</text:span><text:span text:style-name="T12">::</text:span><text:span text:style-name="T14">OnUpdate, </text:span><text:span text:style-name="T18">this</text:span><text:span text:style-name="T14">));</text:span></text:p>
      <text:p text:style-name="P28">Check the bottom bar for the number of iterations. You need to be careful with this method because it is called in a higher rate frequency.</text:p>
      <text:p text:style-name="P27"><text:soft-page-break/><text:span text:style-name="T5">Define a </text:span><text:span text:style-name="Strong_20_Emphasis"><text:span text:style-name="T6">counter</text:span></text:span><text:span text:style-name="T5"> and apply a linear Z velocity to the model, while the counter is below 10.000. Notice that, even if you restart the world (and iterations restarts), the counter does not restart. Take this into account!</text:span></text:p>
      <text:p text:style-name="P27"><text:span text:style-name="T5">Check the methods available for the model object here: </text:span><text:a xlink:type="simple" xlink:href="https://osrf-distributions.s3.amazonaws.com/gazebo/api/dev/classgazebo_1_1physics_1_1Model.html#afbeccc662db81edbeba85992564442b7" text:style-name="Internet_20_link" text:visited-style-name="Visited_20_Internet_20_Link"><text:span text:style-name="T3">ModelRef API reference</text:span></text:a></text:p>
      <text:p text:style-name="P25">- End of Writing a model plugin -</text:p>
      <text:p text:style-name="P20">- Exercise 5.3.1 -</text:p>
      <text:p text:style-name="P27"><text:span text:style-name="T5">For this exercise, you need to create a new </text:span><text:span text:style-name="Strong_20_Emphasis"><text:span text:style-name="T6">AModelPlugin</text:span></text:span><text:span text:style-name="T5"> in the file </text:span><text:span text:style-name="Strong_20_Emphasis"><text:span text:style-name="T6">a_model_plugin.cc</text:span></text:span><text:span text:style-name="T5">. In order to test your plugin, change the world </text:span><text:span text:style-name="Strong_20_Emphasis"><text:span text:style-name="T6">model.world</text:span></text:span><text:span text:style-name="T5"> using the template below:</text:span></text:p>
      <text:p text:style-name="P30">   <text:span text:style-name="T4">model.world</text:span></text:p>
      <text:p text:style-name="P26">In [ ]:</text:p>
      <text:p text:style-name="P6"><text:span text:style-name="T10">&lt;</text:span><text:span text:style-name="T26">?</text:span>xml version<text:span text:style-name="T10">=</text:span><text:span text:style-name="T22">"1.0"</text:span><text:span text:style-name="T26">?</text:span><text:span text:style-name="T10">&gt;</text:span> </text:p>
      <text:p text:style-name="P12"><text:span text:style-name="T10">&lt;</text:span>sdf version<text:span text:style-name="T10">=</text:span><text:span text:style-name="T22">"1.4"</text:span><text:span text:style-name="T10">&gt;</text:span></text:p>
      <text:p text:style-name="P13"><text:s text:c="4"/><text:span text:style-name="T11">&lt;</text:span><text:span text:style-name="T13">world name</text:span><text:span text:style-name="T11">=</text:span><text:span text:style-name="T23">"default"</text:span><text:span text:style-name="T11">&gt;</text:span></text:p>
      <text:p text:style-name="P13"><text:s text:c="8"/><text:span text:style-name="T11">&lt;!</text:span><text:span text:style-name="T13">-- Ground Plane --&gt;</text:span></text:p>
      <text:p text:style-name="P13"><text:s text:c="8"/><text:span text:style-name="T11">&lt;</text:span><text:span text:style-name="T13">include</text:span><text:span text:style-name="T11">&gt;</text:span></text:p>
      <text:p text:style-name="P13"><text:s text:c="12"/><text:span text:style-name="T11">&lt;</text:span><text:span text:style-name="T13">uri</text:span><text:span text:style-name="T11">&gt;</text:span><text:span text:style-name="T13">model:</text:span><text:span text:style-name="T11">//</text:span><text:span text:style-name="T13">ground_plane</text:span><text:span text:style-name="T11">&lt;/</text:span><text:span text:style-name="T13">uri</text:span><text:span text:style-name="T11">&gt;</text:span></text:p>
      <text:p text:style-name="P13"><text:s text:c="8"/><text:span text:style-name="T11">&lt;/</text:span><text:span text:style-name="T13">include</text:span><text:span text:style-name="T11">&gt;</text:span></text:p>
      <text:p text:style-name="P13"><text:s text:c="8"/><text:span text:style-name="T11">&lt;!</text:span><text:span text:style-name="T13">-- Sun --&gt;</text:span></text:p>
      <text:p text:style-name="P13"><text:s text:c="8"/><text:span text:style-name="T11">&lt;</text:span><text:span text:style-name="T13">include</text:span><text:span text:style-name="T11">&gt;</text:span></text:p>
      <text:p text:style-name="P13"><text:s text:c="12"/><text:span text:style-name="T11">&lt;</text:span><text:span text:style-name="T13">uri</text:span><text:span text:style-name="T11">&gt;</text:span><text:span text:style-name="T13">model:</text:span><text:span text:style-name="T11">//</text:span><text:span text:style-name="T13">sun</text:span><text:span text:style-name="T11">&lt;/</text:span><text:span text:style-name="T13">uri</text:span><text:span text:style-name="T11">&gt;</text:span></text:p>
      <text:p text:style-name="P13"><text:s text:c="8"/><text:span text:style-name="T11">&lt;/</text:span><text:span text:style-name="T13">include</text:span><text:span text:style-name="T11">&gt;</text:span></text:p>
      <text:p text:style-name="P13"><text:s text:c="8"/><text:span text:style-name="T11">&lt;!</text:span><text:span text:style-name="T13">-- Model --&gt;</text:span></text:p>
      <text:p text:style-name="P13"><text:s text:c="8"/><text:span text:style-name="T11">&lt;</text:span><text:span text:style-name="T13">model name</text:span><text:span text:style-name="T11">=</text:span><text:span text:style-name="T23">"a_barrier"</text:span><text:span text:style-name="T11">&gt;</text:span></text:p>
      <text:p text:style-name="P13"><text:s text:c="12"/><text:span text:style-name="T11">&lt;</text:span><text:span text:style-name="T13">pose</text:span><text:span text:style-name="T11">&gt;1</text:span><text:span text:style-name="T13"> </text:span><text:span text:style-name="T11">1</text:span><text:span text:style-name="T13"> </text:span><text:span text:style-name="T11">0</text:span><text:span text:style-name="T13"> </text:span><text:span text:style-name="T11">0</text:span><text:span text:style-name="T13"> </text:span><text:span text:style-name="T11">0</text:span><text:span text:style-name="T13"> </text:span><text:span text:style-name="T11">0&lt;/</text:span><text:span text:style-name="T13">pose</text:span><text:span text:style-name="T11">&gt;</text:span></text:p>
      <text:p text:style-name="P13"><text:s text:c="12"/><text:span text:style-name="T11">&lt;</text:span><text:span text:style-name="T13">static</text:span><text:span text:style-name="T11">&gt;</text:span><text:span text:style-name="T13">false</text:span><text:span text:style-name="T11">&lt;/</text:span><text:span text:style-name="T13">static</text:span><text:span text:style-name="T11">&gt;</text:span></text:p>
      <text:p text:style-name="P13"><text:s text:c="12"/><text:span text:style-name="T11">&lt;</text:span><text:span text:style-name="T13">include</text:span><text:span text:style-name="T11">&gt;</text:span></text:p>
      <text:p text:style-name="P13"><text:s text:c="16"/><text:span text:style-name="T11">&lt;</text:span><text:span text:style-name="T13">uri</text:span><text:span text:style-name="T11">&gt;</text:span><text:span text:style-name="T13">model:</text:span><text:span text:style-name="T11">//</text:span><text:span text:style-name="T13">construction_barrel</text:span><text:span text:style-name="T11">&lt;/</text:span><text:span text:style-name="T13">uri</text:span><text:span text:style-name="T11">&gt;</text:span></text:p>
      <text:p text:style-name="P13"><text:s text:c="12"/><text:span text:style-name="T11">&lt;/</text:span><text:span text:style-name="T13">include</text:span><text:span text:style-name="T11">&gt;</text:span></text:p>
      <text:p text:style-name="P13"><text:s text:c="12"/><text:span text:style-name="T11">&lt;</text:span><text:span text:style-name="T13">plugin name</text:span><text:span text:style-name="T11">=</text:span><text:span text:style-name="T23">"a_model_plugin"</text:span><text:span text:style-name="T13"> filename</text:span><text:span text:style-name="T11">=</text:span><text:span text:style-name="T23">"liba_model_plugin.so"</text:span><text:span text:style-name="T11">&gt;</text:span></text:p>
      <text:p text:style-name="P13"><text:s text:c="16"/><text:span text:style-name="T11">&lt;</text:span><text:span text:style-name="T13">linear_vel</text:span><text:span text:style-name="T11">&gt;0.2&lt;/</text:span><text:span text:style-name="T13">linear_vel</text:span><text:span text:style-name="T11">&gt;</text:span></text:p>
      <text:p text:style-name="P13"><text:s text:c="16"/><text:span text:style-name="T11">&lt;</text:span><text:span text:style-name="T13">iterations</text:span><text:span text:style-name="T11">&gt;15000&lt;/</text:span><text:span text:style-name="T13">iterations</text:span><text:span text:style-name="T11">&gt;</text:span></text:p>
      <text:p text:style-name="P13"><text:s text:c="12"/><text:span text:style-name="T11">&lt;/</text:span><text:span text:style-name="T13">plugin</text:span><text:span text:style-name="T11">&gt;</text:span></text:p>
      <text:p text:style-name="P13"><text:s text:c="8"/><text:span text:style-name="T11">&lt;/</text:span><text:span text:style-name="T13">model</text:span><text:span text:style-name="T11">&gt;</text:span></text:p>
      <text:p text:style-name="P13"><text:s text:c="4"/><text:span text:style-name="T11">&lt;/</text:span><text:span text:style-name="T13">world</text:span><text:span text:style-name="T11">&gt;</text:span></text:p>
      <text:p text:style-name="P12"><text:span text:style-name="T10">&lt;/</text:span>sdf<text:span text:style-name="T10">&gt;</text:span></text:p>
      <text:p text:style-name="P28">This new plugin must:</text:p>
      <text:list xml:id="list3100005423" text:style-name="L3">
        <text:list-item>
          <text:p text:style-name="P33">Make the model to perform a square</text:p>
        </text:list-item>
        <text:list-item>
          <text:p text:style-name="P33">Use the callback OnUpdate and count the iterations to set the direction of the linear velocity</text:p>
        </text:list-item>
        <text:list-item>
          <text:p text:style-name="P33">It must perform a square in a loop, not just once</text:p>
        </text:list-item>
      </text:list>
      <text:h text:style-name="P3" text:outline-level="3"><text:bookmark text:name="Read-the-parameters-in-the-world-file"/>Read the parameters in the world file</text:h>
      <text:p text:style-name="P27"><text:span text:style-name="T5">In order to do that, use the template below in the </text:span><text:span text:style-name="Strong_20_Emphasis"><text:span text:style-name="T6">Load</text:span></text:span><text:span text:style-name="T5"> method:</text:span></text:p>
      <text:p text:style-name="P26">In [ ]:</text:p>
      <text:p text:style-name="P6">this<text:span text:style-name="T10">-&gt;</text:span>iterations <text:span text:style-name="T10">=</text:span> <text:span text:style-name="T10">10</text:span> <text:span text:style-name="T10">*</text:span> <text:span text:style-name="T10">1000</text:span>;</text:p>
      <text:p text:style-name="P12"><text:span text:style-name="T19">if</text:span> (_sdf<text:span text:style-name="T10">-&gt;</text:span>HasElement(<text:span text:style-name="T22">"iterations"</text:span>)) {</text:p>
      <text:p text:style-name="P13"><text:s text:c="4"/><text:span text:style-name="T13">this</text:span><text:span text:style-name="T11">-&gt;</text:span><text:span text:style-name="T13">iterations </text:span><text:span text:style-name="T11">=</text:span><text:span text:style-name="T13"> _sdf</text:span><text:span text:style-name="T11">-&gt;</text:span><text:span text:style-name="T13">Get</text:span><text:span text:style-name="T11">&lt;</text:span><text:span text:style-name="T16">int</text:span><text:span text:style-name="T11">&gt;</text:span><text:span text:style-name="T13">(</text:span><text:span text:style-name="T23">"iterations"</text:span><text:span text:style-name="T13">);</text:span></text:p>
      <text:p text:style-name="P12">}</text:p>
      <text:p text:style-name="P27"><text:soft-page-break/><text:span text:style-name="T5">And use this parameter instead of the </text:span><text:span text:style-name="Source_20_Text"><text:span text:style-name="T7">10000</text:span></text:span><text:span text:style-name="T5"> static value. Do the same for </text:span><text:span text:style-name="Strong_20_Emphasis"><text:span text:style-name="T6">linear_vel</text:span></text:span><text:span text:style-name="T5">, so you can adjust the same plugin to move many objects with different values and different time duration.</text:span></text:p>
      <text:p text:style-name="P29"><draw:frame draw:style-name="fr1" draw:name="Image3" text:anchor-type="as-char" svg:width="0.7862in" svg:height="0.3929in" draw:z-index="2"><draw:image xlink:href="https://s3.eu-west-1.amazonaws.com/readme.theconstructsim.com/__others__/course_gazebo_intro/a_model_plugin.gif" xlink:type="simple" xlink:show="embed" xlink:actuate="onLoad"/></draw:frame></text:p>
      <text:p text:style-name="P27"><text:span text:style-name="T5">You can read more about parameters in the official API reference of SDF: </text:span><text:a xlink:type="simple" xlink:href="http://sdformat.org/tutorials?tut=custom_elements_attributes_proposal" text:style-name="Internet_20_link" text:visited-style-name="Visited_20_Internet_20_Link"><text:span text:style-name="T3">Reference</text:span></text:a></text:p>
      <text:p text:style-name="P23">- End of Exercise 5.3.1. -</text:p>
      <text:p text:style-name="P21">- Solution to Exercise 5.3.1 -</text:p>
      <text:p text:style-name="P28">Do not check the solution before trying to complete the exercise on your own! Instead, review the solution when you have finished the exercise. It is an excellent resource to compare with your solution.</text:p>
      <text:p text:style-name="P28">If you have problems solving the exercise, use our forum support!</text:p>
      <text:p text:style-name="P27"><text:a xlink:type="simple" xlink:href="https://s3.eu-west-1.amazonaws.com/notebooks.ws/gazebo_intro/unit-05/a_model_plugin.cc.txt" text:style-name="Internet_20_link" text:visited-style-name="Visited_20_Internet_20_Link"><text:span text:style-name="T3">a_model_plugin.cc</text:span></text:a></text:p>
      <text:p text:style-name="P24">- End of Solution -</text:p>
      <text:p text:style-name="P2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8:07:29.189038176</meta:creation-date>
    <dc:date>2024-02-07T08:09:00.650107658</dc:date>
    <meta:editing-duration>PT1M31S</meta:editing-duration>
    <meta:editing-cycles>1</meta:editing-cycles>
    <meta:document-statistic meta:table-count="0" meta:image-count="3" meta:object-count="0" meta:page-count="9" meta:paragraph-count="323" meta:word-count="1497" meta:character-count="11767" meta:non-whitespace-character-count="9770"/>
    <meta:generator>LibreOffice/6.4.7.2$Linux_X86_64 LibreOffice_project/40$Build-2</meta:generator>
  </office:meta>
</office:document-meta>
</file>